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officeooo:rsid="000936bd" officeooo:paragraph-rsid="000936b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FPGA TA</text:h>
      <text:h text:style-name="Heading_20_2" text:outline-level="2">Masalah</text:h>
      <text:p text:style-name="P1">Komputer Aziz Faozi, bisa menginstall ISE dan Vivado webpack, tapi driver tidak mau kompromi untuk OS di linux, Aziz Faozi telah mencoba untuk menginstallnya di linux tetapi tetap tidak mau. Aziz berusaha menginstall Windows tapi selain masalah lisensi, driver windows tidak mau diinstall di komputer Aziz Faozi. Webpack ISE tidak bisa didownload karena masalah driver ethernet dan usb. ISE bisa dipakai untuk memprogram Spartan 6 tetapi tidak bisa mengakses hardware, vivado bsia mengakses hardware tetapi tidak mau memprogram Spartan 6, karena hanya support ke 7 series xilinx.</text:p>
      <text:h text:style-name="Heading_20_2" text:outline-level="2">Solusi</text:h>
      <text:p text:style-name="P1">Kode simulasi bisa dicoba di komputer Aziz, tapi kode itu nanti di push ke Github untuk nanti dikompile dan di implementasikan di komputer anggota lainny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d" fo:country="ID"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d" fo:country="ID"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00:28:23.537494418</meta:creation-date>
    <dc:date>2017-11-08T00:33:30.635131399</dc:date>
    <meta:editing-duration>PT5M13S</meta:editing-duration>
    <meta:editing-cycles>2</meta:editing-cycles>
    <meta:generator>LibreOffice/5.3.4.1$Linux_X86_64 LibreOffice_project/30$Build-1</meta:generator>
    <meta:document-statistic meta:table-count="0" meta:image-count="0" meta:object-count="0" meta:page-count="1" meta:paragraph-count="5" meta:word-count="116" meta:character-count="755" meta:non-whitespace-character-count="643"/>
  </office:meta>
</office:document-meta>
</file>